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Hola Patricio! Un gusto tenerte por acá. Vamos a ponernos en modo <text:span text:style-name="Strong_20_Emphasis">profesor argentino top de Python</text:span> y explicarte esto <text:span text:style-name="Strong_20_Emphasis">al estilo Dalto, pero más claro todavía</text:span>.</text:p>
      <text:p text:style-name="Horizontal_20_Line"/>
      <text:h text:style-name="Heading_20_2" text:outline-level="2">🎯 ¿Qué son los <text:span text:style-name="Strong_20_Emphasis">enlaces estáticos</text:span> (static binding) en programación?</text:h>
      <text:p text:style-name="Text_20_body">En Python (y otros lenguajes también), cuando hablamos de <text:span text:style-name="Strong_20_Emphasis">enlaces</text:span> nos referimos a <text:span text:style-name="Strong_20_Emphasis">cómo el programa decide qué función o método ejecutar</text:span>.</text:p>
      <text:h text:style-name="Heading_20_3" text:outline-level="3">💡 Enlace estático = decidir en tiempo de compilación</text:h>
      <text:p text:style-name="Text_20_body">Significa que <text:span text:style-name="Strong_20_Emphasis">el lenguaje decide qué función llamar antes de que el programa corra</text:span>. O sea, en el código ya queda fijo qué se va a ejecutar.</text:p>
      <text:p text:style-name="Horizontal_20_Line"/>
      <text:h text:style-name="Heading_20_2" text:outline-level="2">🧠 Ejemplo práctico: clase base vs. clase hija</text:h>
      <text:p text:style-name="Text_20_body">Mirá este código:</text:p>
      <text:p text:style-name="Preformatted_20_Text">python</text:p>
      <text:p text:style-name="Preformatted_20_Text">CopiarEditar</text:p>
      <text:p text:style-name="P1"><text:span text:style-name="Source_20_Text">class Animal:</text:span></text:p>
      <text:p text:style-name="P2"><text:span text:style-name="Source_20_Text"><text:s text:c="4"/>def hablar(self):</text:span></text:p>
      <text:p text:style-name="P2"><text:span text:style-name="Source_20_Text"><text:s text:c="8"/>print("El animal hace un sonido")</text:span></text:p>
      <text:p text:style-name="P2"/>
      <text:p text:style-name="P2"><text:span text:style-name="Source_20_Text">class Perro(Animal):</text:span></text:p>
      <text:p text:style-name="P2"><text:span text:style-name="Source_20_Text"><text:s text:c="4"/>def hablar(self):</text:span></text:p>
      <text:p text:style-name="P2"><text:span text:style-name="Source_20_Text"><text:s text:c="8"/>print("El perro ladra")</text:span></text:p>
      <text:p text:style-name="P2"/>
      <text:p text:style-name="P2"><text:span text:style-name="Source_20_Text">a = Animal()</text:span></text:p>
      <text:p text:style-name="P2"><text:span text:style-name="Source_20_Text">a.hablar() <text:s/># El animal hace un sonido</text:span></text:p>
      <text:p text:style-name="P2"/>
      <text:p text:style-name="P2"><text:span text:style-name="Source_20_Text">p = Perro()</text:span></text:p>
      <text:p text:style-name="P3"><text:span text:style-name="Source_20_Text">p.hablar() <text:s/># El perro ladra</text:span></text:p>
      <text:p text:style-name="Text_20_body">Acá Python hace lo siguiente:</text:p>
      <text:list text:style-name="L1">
        <text:list-item>
          <text:p text:style-name="P4">Ve que <text:span text:style-name="Source_20_Text">a</text:span> es un <text:span text:style-name="Source_20_Text">Animal</text:span>, entonces <text:span text:style-name="Strong_20_Emphasis">enlaza</text:span> la función <text:span text:style-name="Source_20_Text">hablar</text:span> de <text:span text:style-name="Source_20_Text">Animal</text:span>.</text:p>
        </text:list-item>
        <text:list-item>
          <text:p text:style-name="P4">Ve que <text:span text:style-name="Source_20_Text">p</text:span> es un <text:span text:style-name="Source_20_Text">Perro</text:span>, entonces usa la función <text:span text:style-name="Source_20_Text">hablar</text:span> de <text:span text:style-name="Source_20_Text">Perro</text:span>.</text:p>
        </text:list-item>
      </text:list>
      <text:p text:style-name="Text_20_body">✅ Esto es un <text:span text:style-name="Strong_20_Emphasis">enlace dinámico</text:span> (lo decide en tiempo de ejecución), <text:span text:style-name="Strong_20_Emphasis">PERO</text:span> si vos haces esto:</text:p>
      <text:p text:style-name="Preformatted_20_Text">python</text:p>
      <text:p text:style-name="Preformatted_20_Text">CopiarEditar</text:p>
      <text:p text:style-name="P1"><text:span text:style-name="Source_20_Text">def hacer_hablar(animal: Animal):</text:span></text:p>
      <text:p text:style-name="P3"><text:span text:style-name="Source_20_Text"><text:s text:c="4"/>animal.hablar()</text:span></text:p>
      <text:p text:style-name="Text_20_body">Aunque le pases un <text:span text:style-name="Source_20_Text">Perro</text:span>, <text:span text:style-name="Strong_20_Emphasis">Python va a usar el método del objeto real</text:span>, no el tipo anotado.</text:p>
      <text:p text:style-name="Horizontal_20_Line"/>
      <text:h text:style-name="Heading_20_2" text:outline-level="2"><text:soft-page-break/>Entonces… ¿cuándo hablamos de <text:span text:style-name="Strong_20_Emphasis">enlace estático</text:span>?</text:h>
      <text:p text:style-name="Text_20_body">Python <text:span text:style-name="Strong_20_Emphasis">por defecto es dinámico</text:span> en este sentido, pero el <text:span text:style-name="Strong_20_Emphasis">enlace estático</text:span> aparece más en lenguajes como C++ o Java. En Python, algo parecido se puede simular con lo siguiente:</text:p>
      <text:h text:style-name="Heading_20_3" text:outline-level="3">🧪 Supongamos esto:</text:h>
      <text:p text:style-name="Preformatted_20_Text">python</text:p>
      <text:p text:style-name="Preformatted_20_Text">CopiarEditar</text:p>
      <text:p text:style-name="P1"><text:span text:style-name="Source_20_Text">class Animal:</text:span></text:p>
      <text:p text:style-name="P2"><text:span text:style-name="Source_20_Text"><text:s text:c="4"/>def hablar(self):</text:span></text:p>
      <text:p text:style-name="P2"><text:span text:style-name="Source_20_Text"><text:s text:c="8"/>print("Sonido genérico")</text:span></text:p>
      <text:p text:style-name="P2"/>
      <text:p text:style-name="P2"><text:span text:style-name="Source_20_Text"><text:s text:c="4"/>def hablar_estatico(self):</text:span></text:p>
      <text:p text:style-name="P3"><text:span text:style-name="Source_20_Text"><text:s text:c="8"/>Animal.hablar(self) <text:s/># No usa self.__class__, usa directamente Animal</text:span></text:p>
      <text:p text:style-name="Text_20_body">Ahora si una clase hija lo hereda:</text:p>
      <text:p text:style-name="Preformatted_20_Text">python</text:p>
      <text:p text:style-name="Preformatted_20_Text">CopiarEditar</text:p>
      <text:p text:style-name="P1"><text:span text:style-name="Source_20_Text">class Gato(Animal):</text:span></text:p>
      <text:p text:style-name="P2"><text:span text:style-name="Source_20_Text"><text:s text:c="4"/>def hablar(self):</text:span></text:p>
      <text:p text:style-name="P2"><text:span text:style-name="Source_20_Text"><text:s text:c="8"/>print("El gato maúlla")</text:span></text:p>
      <text:p text:style-name="P2"/>
      <text:p text:style-name="P2"><text:span text:style-name="Source_20_Text">g = Gato()</text:span></text:p>
      <text:p text:style-name="P2"><text:span text:style-name="Source_20_Text">g.hablar() <text:s text:c="10"/># El gato maúlla</text:span></text:p>
      <text:p text:style-name="P3"><text:span text:style-name="Source_20_Text">g.hablar_estatico() <text:s/># Sonido genérico</text:span></text:p>
      <text:p text:style-name="Text_20_body">💥 ¡Ahí lo tenés! <text:span text:style-name="Source_20_Text">hablar_estatico()</text:span> llama <text:span text:style-name="Strong_20_Emphasis">fijamente</text:span> al método de <text:span text:style-name="Source_20_Text">Animal</text:span>, aunque estés en un <text:span text:style-name="Source_20_Text">Gato</text:span>.</text:p>
      <text:p text:style-name="Text_20_body">Eso sería como un <text:span text:style-name="Strong_20_Emphasis">enlace estático manual</text:span>: le decís a Python que no se fije en el objeto real, sino que <text:span text:style-name="Strong_20_Emphasis">use un método fijo</text:span>.</text:p>
      <text:p text:style-name="Horizontal_20_Line"/>
      <text:h text:style-name="Heading_20_2" text:outline-level="2">🎓 En resumen:</text:h>
      <text:list text:style-name="L2">
        <text:list-item>
          <text:p text:style-name="P5"><text:span text:style-name="Strong_20_Emphasis">Enlace estático</text:span>: se decide en tiempo de compilación (o en Python, cuando forzás usar una clase base).</text:p>
        </text:list-item>
        <text:list-item>
          <text:p text:style-name="P5"><text:span text:style-name="Strong_20_Emphasis">Enlace dinámico</text:span>: se decide en tiempo de ejecución, según el objeto real.</text:p>
        </text:list-item>
        <text:list-item>
          <text:p text:style-name="P5">Python usa <text:span text:style-name="Strong_20_Emphasis">enlace dinámico por defecto</text:span>, pero podés simular el estático si queré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8:54:23.919074092</meta:creation-date>
    <dc:date>2025-05-05T18:54:46.964390234</dc:date>
    <meta:editing-duration>PT2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53" meta:word-count="390" meta:character-count="2398" meta:non-whitespace-character-count="1988"/>
  </office:meta>
</office:document-meta>
</file>